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NODEJS</text:p>
      <text:p text:style-name="P1"/>
      <text:p text:style-name="P2">CHAPTER 3</text:p>
      <text:p text:style-name="P2"/>
      <text:p text:style-name="P3">El concepto central de NodeJS es la programacion asíncrona y de IO no bloque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16T18:19:51.46</meta:creation-date>
    <meta:document-statistic meta:table-count="0" meta:image-count="0" meta:object-count="0" meta:page-count="1" meta:paragraph-count="3" meta:word-count="18" meta:character-count="105"/>
    <dc:date>2018-02-16T19:59:33.52</dc:date>
    <dc:creator>cv </dc:creator>
    <meta:editing-duration>PT1H24M31S</meta:editing-duration>
    <meta:editing-cycles>1</meta:editing-cycles>
    <meta:generator>OpenOffice/4.1.4$Win32 OpenOffice.org_project/414m5$Build-9788</meta:generator>
  </office:meta>
</office:document-meta>
</file>